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7618in"/>
    </style:style>
    <style:style style:name="co7" style:family="table-column">
      <style:table-column-properties fo:break-before="auto" style:column-width="2.448in"/>
    </style:style>
    <style:style style:name="co8" style:family="table-column">
      <style:table-column-properties fo:break-before="auto" style:column-width="2.4902in"/>
    </style:style>
    <style:style style:name="co9" style:family="table-column">
      <style:table-column-properties fo:break-before="auto" style:column-width="2.404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Calibri"/>
    </style:style>
    <style:style style:name="ce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in"/>
      <style:text-properties style:text-position="" style:font-name="Calibri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 style:font-name="Calibri"/>
    </style:style>
    <style:style style:name="ce5" style:family="table-cell" style:parent-style-name="Default">
      <style:text-properties style:text-position="" style:font-name="Calibri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in"/>
      <style:text-properties style:font-name="Calibri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10" style:family="table-cell" style:parent-style-name="Default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text-position="-33% 58%" style:font-name="Calibri1"/>
    </style:style>
    <style:style style:name="T3" style:family="text">
      <style:text-properties style:font-name="Calibri1"/>
    </style:style>
  </office:automatic-styles>
  <office:body>
    <office:spreadsheet>
      <table:table table:name="U235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2"/>
        <table:table-row table:style-name="ro1">
          <table:table-cell table:style-name="ce1" office:value-type="string">
            <text:p>kinetic energy in MeV</text:p>
          </table:table-cell>
          <table:table-cell table:style-name="ce3" office:value-type="string">
            <text:p><text:span text:style-name="T1">N</text:span><text:span text:style-name="T2">ν</text:span><text:span text:style-name="T3"> (per fission per MeV)</text:span>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3">
            <text:p>1.30E+000</text:p>
          </table:table-cell>
          <table:table-cell table:number-columns-repeated="1022"/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1.08">
            <text:p>1.08E+000</text:p>
          </table:table-cell>
          <table:table-cell table:number-columns-repeated="1022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9">
            <text:p>9.00E-001</text:p>
          </table:table-cell>
          <table:table-cell table:number-columns-repeated="1022"/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0.761">
            <text:p>7.61E-001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37">
            <text:p>6.37E-001</text:p>
          </table:table-cell>
          <table:table-cell table:number-columns-repeated="1022"/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0.536">
            <text:p>5.36E-001</text:p>
          </table:table-cell>
          <table:table-cell table:number-columns-repeated="1022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.437">
            <text:p>4.37E-001</text:p>
          </table:table-cell>
          <table:table-cell table:number-columns-repeated="1022"/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0.352">
            <text:p>3.52E-001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83">
            <text:p>2.83E-001</text:p>
          </table:table-cell>
          <table:table-cell table:number-columns-repeated="1022"/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0.223">
            <text:p>2.23E-001</text:p>
          </table:table-cell>
          <table:table-cell table:number-columns-repeated="1022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172">
            <text:p>1.72E-001</text:p>
          </table:table-cell>
          <table:table-cell table:number-columns-repeated="1022"/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0.132">
            <text:p>1.32E-001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05">
            <text:p>1.05E-001</text:p>
          </table:table-cell>
          <table:table-cell table:number-columns-repeated="1022"/>
        </table:table-row>
        <table:table-row table:style-name="ro2">
          <table:table-cell office:value-type="float" office:value="5.25">
            <text:p>5.25</text:p>
          </table:table-cell>
          <table:table-cell office:value-type="float" office:value="0.0821">
            <text:p>8.21E-002</text:p>
          </table:table-cell>
          <table:table-cell table:number-columns-repeated="1022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0.0617">
            <text:p>6.17E-002</text:p>
          </table:table-cell>
          <table:table-cell table:number-columns-repeated="1022"/>
        </table:table-row>
        <table:table-row table:style-name="ro2">
          <table:table-cell office:value-type="float" office:value="5.75">
            <text:p>5.75</text:p>
          </table:table-cell>
          <table:table-cell office:value-type="float" office:value="0.0482">
            <text:p>4.82E-002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37">
            <text:p>3.70E-002</text:p>
          </table:table-cell>
          <table:table-cell table:number-columns-repeated="1022"/>
        </table:table-row>
        <table:table-row table:style-name="ro2">
          <table:table-cell office:value-type="float" office:value="6.25">
            <text:p>6.25</text:p>
          </table:table-cell>
          <table:table-cell office:value-type="float" office:value="0.027">
            <text:p>2.70E-002</text:p>
          </table:table-cell>
          <table:table-cell table:number-columns-repeated="1022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0.0203">
            <text:p>2.03E-002</text:p>
          </table:table-cell>
          <table:table-cell table:number-columns-repeated="1022"/>
        </table:table-row>
        <table:table-row table:style-name="ro2">
          <table:table-cell office:value-type="float" office:value="6.75">
            <text:p>6.75</text:p>
          </table:table-cell>
          <table:table-cell office:value-type="float" office:value="0.015">
            <text:p>1.50E-002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105">
            <text:p>1.05E-002</text:p>
          </table:table-cell>
          <table:table-cell table:number-columns-repeated="1022"/>
        </table:table-row>
        <table:table-row table:style-name="ro2">
          <table:table-cell office:value-type="float" office:value="7.25">
            <text:p>7.25</text:p>
          </table:table-cell>
          <table:table-cell office:value-type="float" office:value="0.00668">
            <text:p>6.68E-003</text:p>
          </table:table-cell>
          <table:table-cell table:number-columns-repeated="1022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429">
            <text:p>4.29E-003</text:p>
          </table:table-cell>
          <table:table-cell table:number-columns-repeated="1022"/>
        </table:table-row>
        <table:table-row table:style-name="ro2">
          <table:table-cell office:value-type="float" office:value="7.75">
            <text:p>7.75</text:p>
          </table:table-cell>
          <table:table-cell office:value-type="float" office:value="0.00269">
            <text:p>2.69E-003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136">
            <text:p>1.36E-003</text:p>
          </table:table-cell>
          <table:table-cell table:number-columns-repeated="1022"/>
        </table:table-row>
        <table:table-row table:style-name="ro2">
          <table:table-cell office:value-type="float" office:value="8.25">
            <text:p>8.25</text:p>
          </table:table-cell>
          <table:table-cell office:value-type="float" office:value="0.000413">
            <text:p>4.13E-004</text:p>
          </table:table-cell>
          <table:table-cell table:number-columns-repeated="1022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0.000237">
            <text:p>2.37E-004</text:p>
          </table:table-cell>
          <table:table-cell table:number-columns-repeated="1022"/>
        </table:table-row>
        <table:table-row table:style-name="ro2">
          <table:table-cell office:value-type="float" office:value="8.75">
            <text:p>8.75</text:p>
          </table:table-cell>
          <table:table-cell office:value-type="float" office:value="0.000129">
            <text:p>1.29E-004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0056">
            <text:p>5.60E-005</text:p>
          </table:table-cell>
          <table:table-cell table:number-columns-repeated="1022"/>
        </table:table-row>
        <table:table-row table:style-name="ro2">
          <table:table-cell office:value-type="float" office:value="9.25">
            <text:p>9.25</text:p>
          </table:table-cell>
          <table:table-cell office:value-type="float" office:value="0.000022">
            <text:p>2.20E-005</text:p>
          </table:table-cell>
          <table:table-cell table:number-columns-repeated="1022"/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0.000014">
            <text:p>1.40E-005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239" table:style-name="ta1" table:print="false">
        <table:table-column table:style-name="co4" table:default-cell-style-name="ce2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>
            <text:p>kinetic energy in MeV</text:p>
          </table:table-cell>
          <table:table-cell table:style-name="ce3" office:value-type="string">
            <text:p><text:span text:style-name="T1">N</text:span><text:span text:style-name="T2">ν</text:span><text:span text:style-name="T3"> (per fission per MeV)</text:span></text:p>
          </table:table-cell>
          <table:table-cell table:number-columns-repeated="1022"/>
        </table:table-row>
        <table:table-row table:style-name="ro2">
          <table:table-cell table:style-name="ce1" office:value-type="float" office:value="1.5">
            <text:p>1.5</text:p>
          </table:table-cell>
          <table:table-cell table:style-name="ce3" office:value-type="float" office:value="1.45">
            <text:p>1.45E+000</text:p>
          </table:table-cell>
          <table:table-cell table:number-columns-repeated="1022"/>
        </table:table-row>
        <table:table-row table:style-name="ro2">
          <table:table-cell table:style-name="ce1" office:value-type="float" office:value="1.75">
            <text:p>1.75</text:p>
          </table:table-cell>
          <table:table-cell table:style-name="ce3" office:value-type="float" office:value="1.26">
            <text:p>1.26E+000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07">
            <text:p>1.07E+000</text:p>
          </table:table-cell>
          <table:table-cell table:number-columns-repeated="1022"/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0.89">
            <text:p>8.90E-001</text:p>
          </table:table-cell>
          <table:table-cell table:number-columns-repeated="1022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71">
            <text:p>7.10E-001</text:p>
          </table:table-cell>
          <table:table-cell table:number-columns-repeated="1022"/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0.599">
            <text:p>5.99E-001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91">
            <text:p>4.91E-001</text:p>
          </table:table-cell>
          <table:table-cell table:number-columns-repeated="1022"/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0.397">
            <text:p>3.97E-001</text:p>
          </table:table-cell>
          <table:table-cell table:number-columns-repeated="1022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.317">
            <text:p>3.17E-001</text:p>
          </table:table-cell>
          <table:table-cell table:number-columns-repeated="1022"/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0.248">
            <text:p>2.48E-001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9">
            <text:p>1.90E-001</text:p>
          </table:table-cell>
          <table:table-cell table:number-columns-repeated="1022"/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0.148">
            <text:p>1.48E-001</text:p>
          </table:table-cell>
          <table:table-cell table:number-columns-repeated="1022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107">
            <text:p>1.07E-001</text:p>
          </table:table-cell>
          <table:table-cell table:number-columns-repeated="1022"/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0.079">
            <text:p>7.90E-002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576">
            <text:p>5.76E-002</text:p>
          </table:table-cell>
          <table:table-cell table:number-columns-repeated="1022"/>
        </table:table-row>
        <table:table-row table:style-name="ro2">
          <table:table-cell office:value-type="float" office:value="5.25">
            <text:p>5.25</text:p>
          </table:table-cell>
          <table:table-cell office:value-type="float" office:value="0.0441">
            <text:p>4.41E-002</text:p>
          </table:table-cell>
          <table:table-cell table:number-columns-repeated="1022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0.035">
            <text:p>3.50E-002</text:p>
          </table:table-cell>
          <table:table-cell table:number-columns-repeated="1022"/>
        </table:table-row>
        <table:table-row table:style-name="ro2">
          <table:table-cell office:value-type="float" office:value="5.75">
            <text:p>5.75</text:p>
          </table:table-cell>
          <table:table-cell office:value-type="float" office:value="0.0266">
            <text:p>2.66E-002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177">
            <text:p>1.77E-002</text:p>
          </table:table-cell>
          <table:table-cell table:number-columns-repeated="1022"/>
        </table:table-row>
        <table:table-row table:style-name="ro2">
          <table:table-cell office:value-type="float" office:value="6.25">
            <text:p>6.25</text:p>
          </table:table-cell>
          <table:table-cell office:value-type="float" office:value="0.0126">
            <text:p>1.26E-002</text:p>
          </table:table-cell>
          <table:table-cell table:number-columns-repeated="1022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0.0094">
            <text:p>9.40E-003</text:p>
          </table:table-cell>
          <table:table-cell table:number-columns-repeated="1022"/>
        </table:table-row>
        <table:table-row table:style-name="ro2">
          <table:table-cell office:value-type="float" office:value="6.75">
            <text:p>6.75</text:p>
          </table:table-cell>
          <table:table-cell office:value-type="float" office:value="0.00694">
            <text:p>6.94E-003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468">
            <text:p>4.68E-003</text:p>
          </table:table-cell>
          <table:table-cell table:number-columns-repeated="1022"/>
        </table:table-row>
        <table:table-row table:style-name="ro2">
          <table:table-cell office:value-type="float" office:value="7.25">
            <text:p>7.25</text:p>
          </table:table-cell>
          <table:table-cell office:value-type="float" office:value="0.00305">
            <text:p>3.05E-003</text:p>
          </table:table-cell>
          <table:table-cell table:number-columns-repeated="1022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18">
            <text:p>1.80E-003</text:p>
          </table:table-cell>
          <table:table-cell table:number-columns-repeated="1022"/>
        </table:table-row>
        <table:table-row table:style-name="ro2">
          <table:table-cell office:value-type="float" office:value="7.75">
            <text:p>7.75</text:p>
          </table:table-cell>
          <table:table-cell office:value-type="float" office:value="0.00088">
            <text:p>8.80E-004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5">
            <text:p>5.00E-004</text:p>
          </table:table-cell>
          <table:table-cell table:number-columns-repeated="1022"/>
        </table:table-row>
        <table:table-row table:style-name="ro2">
          <table:table-cell office:value-type="float" office:value="8.25">
            <text:p>8.25</text:p>
          </table:table-cell>
          <table:table-cell office:value-type="float" office:value="0.00035">
            <text:p>3.50E-004</text:p>
          </table:table-cell>
          <table:table-cell table:number-columns-repeated="1022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0.00022">
            <text:p>2.20E-004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241" table:style-name="ta1" table:print="false">
        <table:table-column table:style-name="co5" table:default-cell-style-name="ce7"/>
        <table:table-column table:style-name="co6" table:default-cell-style-name="ce9"/>
        <table:table-column table:style-name="co7" table:default-cell-style-name="Default"/>
        <table:table-column table:style-name="co3" table:number-columns-repeated="1020" table:default-cell-style-name="ce10"/>
        <table:table-column table:style-name="co3" table:default-cell-style-name="Default"/>
        <table:table-row table:style-name="ro1">
          <table:table-cell table:style-name="ce6" office:value-type="string">
            <text:p>kinetic energy in MeV</text:p>
          </table:table-cell>
          <table:table-cell table:style-name="ce8" office:value-type="string">
            <text:p><text:span text:style-name="T1">N</text:span><text:span text:style-name="T2">ν</text:span><text:span text:style-name="T3"> (per fission per MeV)</text:span></text:p>
          </table:table-cell>
          <table:table-cell table:number-columns-repeated="1022"/>
        </table:table-row>
        <table:table-row table:style-name="ro3">
          <table:table-cell table:style-name="ce6" office:value-type="float" office:value="1.5">
            <text:p>1.5</text:p>
          </table:table-cell>
          <table:table-cell office:value-type="float" office:value="1.56">
            <text:p>1.56E+000</text:p>
          </table:table-cell>
          <table:table-cell table:number-columns-repeated="1022"/>
        </table:table-row>
        <table:table-row table:style-name="ro3">
          <table:table-cell table:style-name="ce6" office:value-type="float" office:value="1.75">
            <text:p>1.75</text:p>
          </table:table-cell>
          <table:table-cell office:value-type="float" office:value="1.42">
            <text:p>1.42E+000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.24">
            <text:p>1.24E+000</text:p>
          </table:table-cell>
          <table:table-cell table:number-columns-repeated="1022"/>
        </table:table-row>
        <table:table-row table:style-name="ro3">
          <table:table-cell office:value-type="float" office:value="2.25">
            <text:p>2.25</text:p>
          </table:table-cell>
          <table:table-cell office:value-type="float" office:value="1.06">
            <text:p>1.06E+000</text:p>
          </table:table-cell>
          <table:table-cell table:number-columns-repeated="1022"/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0.87">
            <text:p>8.70E-001</text:p>
          </table:table-cell>
          <table:table-cell table:number-columns-repeated="1022"/>
        </table:table-row>
        <table:table-row table:style-name="ro3">
          <table:table-cell office:value-type="float" office:value="2.75">
            <text:p>2.75</text:p>
          </table:table-cell>
          <table:table-cell office:value-type="float" office:value="0.75">
            <text:p>7.50E-001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.623">
            <text:p>6.23E-001</text:p>
          </table:table-cell>
          <table:table-cell table:number-columns-repeated="1022"/>
        </table:table-row>
        <table:table-row table:style-name="ro3">
          <table:table-cell office:value-type="float" office:value="3.25">
            <text:p>3.25</text:p>
          </table:table-cell>
          <table:table-cell office:value-type="float" office:value="0.52">
            <text:p>5.20E-001</text:p>
          </table:table-cell>
          <table:table-cell table:number-columns-repeated="1022"/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0.42">
            <text:p>4.20E-001</text:p>
          </table:table-cell>
          <table:table-cell table:number-columns-repeated="1022"/>
        </table:table-row>
        <table:table-row table:style-name="ro3">
          <table:table-cell office:value-type="float" office:value="3.75">
            <text:p>3.75</text:p>
          </table:table-cell>
          <table:table-cell office:value-type="float" office:value="0.334">
            <text:p>3.34E-001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27">
            <text:p>2.70E-001</text:p>
          </table:table-cell>
          <table:table-cell table:number-columns-repeated="1022"/>
        </table:table-row>
        <table:table-row table:style-name="ro3">
          <table:table-cell office:value-type="float" office:value="4.25">
            <text:p>4.25</text:p>
          </table:table-cell>
          <table:table-cell office:value-type="float" office:value="0.21">
            <text:p>2.10E-001</text:p>
          </table:table-cell>
          <table:table-cell table:number-columns-repeated="1022"/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0.157">
            <text:p>1.57E-001</text:p>
          </table:table-cell>
          <table:table-cell table:number-columns-repeated="1022"/>
        </table:table-row>
        <table:table-row table:style-name="ro3">
          <table:table-cell office:value-type="float" office:value="4.75">
            <text:p>4.75</text:p>
          </table:table-cell>
          <table:table-cell office:value-type="float" office:value="0.118">
            <text:p>1.18E-001</text:p>
          </table:table-cell>
          <table:table-cell table:number-columns-repeated="102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.092">
            <text:p>9.20E-002</text:p>
          </table:table-cell>
          <table:table-cell table:number-columns-repeated="1022"/>
        </table:table-row>
        <table:table-row table:style-name="ro3">
          <table:table-cell office:value-type="float" office:value="5.25">
            <text:p>5.25</text:p>
          </table:table-cell>
          <table:table-cell office:value-type="float" office:value="0.0696">
            <text:p>6.96E-002</text:p>
          </table:table-cell>
          <table:table-cell table:number-columns-repeated="1022"/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0.0525">
            <text:p>5.25E-002</text:p>
          </table:table-cell>
          <table:table-cell table:number-columns-repeated="1022"/>
        </table:table-row>
        <table:table-row table:style-name="ro3">
          <table:table-cell office:value-type="float" office:value="5.75">
            <text:p>5.75</text:p>
          </table:table-cell>
          <table:table-cell office:value-type="float" office:value="0.0382">
            <text:p>3.82E-002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0276">
            <text:p>2.76E-002</text:p>
          </table:table-cell>
          <table:table-cell table:number-columns-repeated="1022"/>
        </table:table-row>
        <table:table-row table:style-name="ro3">
          <table:table-cell office:value-type="float" office:value="6.25">
            <text:p>6.25</text:p>
          </table:table-cell>
          <table:table-cell office:value-type="float" office:value="0.0189">
            <text:p>1.89E-002</text:p>
          </table:table-cell>
          <table:table-cell table:number-columns-repeated="1022"/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0.0139">
            <text:p>1.39E-002</text:p>
          </table:table-cell>
          <table:table-cell table:number-columns-repeated="1022"/>
        </table:table-row>
        <table:table-row table:style-name="ro3">
          <table:table-cell office:value-type="float" office:value="6.75">
            <text:p>6.75</text:p>
          </table:table-cell>
          <table:table-cell office:value-type="float" office:value="0.0101">
            <text:p>1.01E-002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.00683">
            <text:p>6.83E-003</text:p>
          </table:table-cell>
          <table:table-cell table:number-columns-repeated="1022"/>
        </table:table-row>
        <table:table-row table:style-name="ro3">
          <table:table-cell office:value-type="float" office:value="7.25">
            <text:p>7.25</text:p>
          </table:table-cell>
          <table:table-cell office:value-type="float" office:value="0.00411">
            <text:p>4.11E-003</text:p>
          </table:table-cell>
          <table:table-cell table:number-columns-repeated="1022"/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0.00254">
            <text:p>2.54E-003</text:p>
          </table:table-cell>
          <table:table-cell table:number-columns-repeated="1022"/>
        </table:table-row>
        <table:table-row table:style-name="ro3">
          <table:table-cell office:value-type="float" office:value="7.75">
            <text:p>7.75</text:p>
          </table:table-cell>
          <table:table-cell office:value-type="float" office:value="0.00159">
            <text:p>1.59E-003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00089">
            <text:p>8.90E-004</text:p>
          </table:table-cell>
          <table:table-cell table:number-columns-repeated="1022"/>
        </table:table-row>
        <table:table-row table:style-name="ro3">
          <table:table-cell office:value-type="float" office:value="8.25">
            <text:p>8.25</text:p>
          </table:table-cell>
          <table:table-cell office:value-type="float" office:value="0.000436">
            <text:p>4.36E-004</text:p>
          </table:table-cell>
          <table:table-cell table:number-columns-repeated="1022"/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0.000235">
            <text:p>2.35E-004</text:p>
          </table:table-cell>
          <table:table-cell table:number-columns-repeated="1022"/>
        </table:table-row>
        <table:table-row table:style-name="ro3">
          <table:table-cell office:value-type="float" office:value="8.75">
            <text:p>8.75</text:p>
          </table:table-cell>
          <table:table-cell office:value-type="float" office:value="0.00012">
            <text:p>1.20E-004</text:p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.000047">
            <text:p>4.70E-005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238" table:style-name="ta1" table:print="false">
        <table:table-column table:style-name="co5" table:default-cell-style-name="ce7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3" table:number-columns-repeated="1020" table:default-cell-style-name="ce10"/>
        <table:table-row table:style-name="ro1">
          <table:table-cell table:style-name="ce6" office:value-type="string">
            <text:p>kinetic energy in MeV</text:p>
          </table:table-cell>
          <table:table-cell table:style-name="ce8" office:value-type="string">
            <text:p><text:span text:style-name="T1">N</text:span><text:span text:style-name="T2">ν</text:span><text:span text:style-name="T3"> (per fission per MeV combined)</text:span></text:p>
          </table:table-cell>
          <table:table-cell table:style-name="ce8" office:value-type="string">
            <text:p><text:span text:style-name="T1">N</text:span><text:span text:style-name="T2">ν</text:span><text:span text:style-name="T3"> (per fission per MeV 14MeV n)</text:span></text:p>
          </table:table-cell>
          <table:table-cell office:value-type="string">
            <text:p><text:span text:style-name="T1">N</text:span><text:span text:style-name="T2">ν</text:span><text:span text:style-name="T3"> (per fission per MeV 0.5MeV n)</text:span>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table:style-name="ce8" table:formula="of:=[.C2]+[.D2]" office:value-type="float" office:value="5.36">
            <text:p>5.36E+000</text:p>
          </table:table-cell>
          <table:table-cell office:value-type="float" office:value="2.59">
            <text:p>2.59E+000</text:p>
          </table:table-cell>
          <table:table-cell office:value-type="float" office:value="2.77">
            <text:p>2.77E+000</text:p>
          </table:table-cell>
          <table:table-cell table:number-columns-repeated="1020"/>
        </table:table-row>
        <table:table-row table:style-name="ro3">
          <table:table-cell office:value-type="float" office:value="1.5">
            <text:p>1.5</text:p>
          </table:table-cell>
          <table:table-cell table:style-name="ce8" table:formula="of:=[.C3]+[.D3]" office:value-type="float" office:value="3.79">
            <text:p>3.79E+000</text:p>
          </table:table-cell>
          <table:table-cell office:value-type="float" office:value="1.8">
            <text:p>1.80E+000</text:p>
          </table:table-cell>
          <table:table-cell office:value-type="float" office:value="1.99">
            <text:p>1.99E+000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8" table:formula="of:=[.C4]+[.D4]" office:value-type="float" office:value="2.86">
            <text:p>2.86E+000</text:p>
          </table:table-cell>
          <table:table-cell office:value-type="float" office:value="1.35">
            <text:p>1.35E+000</text:p>
          </table:table-cell>
          <table:table-cell office:value-type="float" office:value="1.51">
            <text:p>1.51E+000</text:p>
          </table:table-cell>
          <table:table-cell table:number-columns-repeated="1020"/>
        </table:table-row>
        <table:table-row table:style-name="ro3">
          <table:table-cell office:value-type="float" office:value="2.5">
            <text:p>2.5</text:p>
          </table:table-cell>
          <table:table-cell table:style-name="ce8" table:formula="of:=[.C5]+[.D5]" office:value-type="float" office:value="2">
            <text:p>2.00E+000</text:p>
          </table:table-cell>
          <table:table-cell office:value-type="float" office:value="0.94">
            <text:p>9.40E-001</text:p>
          </table:table-cell>
          <table:table-cell office:value-type="float" office:value="1.06">
            <text:p>1.06E+000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ce8" table:formula="of:=[.C6]+[.D6]" office:value-type="float" office:value="1.43">
            <text:p>1.43E+000</text:p>
          </table:table-cell>
          <table:table-cell office:value-type="float" office:value="0.67">
            <text:p>6.70E-001</text:p>
          </table:table-cell>
          <table:table-cell office:value-type="float" office:value="0.76">
            <text:p>7.60E-001</text:p>
          </table:table-cell>
          <table:table-cell table:number-columns-repeated="1020"/>
        </table:table-row>
        <table:table-row table:style-name="ro3">
          <table:table-cell office:value-type="float" office:value="3.5">
            <text:p>3.5</text:p>
          </table:table-cell>
          <table:table-cell table:style-name="ce8" table:formula="of:=[.C7]+[.D7]" office:value-type="float" office:value="1.03">
            <text:p>1.03E+000</text:p>
          </table:table-cell>
          <table:table-cell office:value-type="float" office:value="0.48">
            <text:p>4.80E-001</text:p>
          </table:table-cell>
          <table:table-cell office:value-type="float" office:value="0.55">
            <text:p>5.50E-00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table:style-name="ce8" table:formula="of:=[.C8]+[.D8]" office:value-type="float" office:value="0.723">
            <text:p>7.23E-001</text:p>
          </table:table-cell>
          <table:table-cell office:value-type="float" office:value="0.337">
            <text:p>3.37E-001</text:p>
          </table:table-cell>
          <table:table-cell office:value-type="float" office:value="0.386">
            <text:p>3.86E-001</text:p>
          </table:table-cell>
          <table:table-cell table:number-columns-repeated="1020"/>
        </table:table-row>
        <table:table-row table:style-name="ro3">
          <table:table-cell office:value-type="float" office:value="4.5">
            <text:p>4.5</text:p>
          </table:table-cell>
          <table:table-cell table:style-name="ce8" table:formula="of:=[.C9]+[.D9]" office:value-type="float" office:value="0.481">
            <text:p>4.81E-001</text:p>
          </table:table-cell>
          <table:table-cell office:value-type="float" office:value="0.223">
            <text:p>2.23E-001</text:p>
          </table:table-cell>
          <table:table-cell office:value-type="float" office:value="0.258">
            <text:p>2.58E-001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ce8" table:formula="of:=[.C10]+[.D10]" office:value-type="float" office:value="0.318">
            <text:p>3.18E-001</text:p>
          </table:table-cell>
          <table:table-cell office:value-type="float" office:value="0.147">
            <text:p>1.47E-001</text:p>
          </table:table-cell>
          <table:table-cell office:value-type="float" office:value="0.171">
            <text:p>1.71E-001</text:p>
          </table:table-cell>
          <table:table-cell table:number-columns-repeated="1020"/>
        </table:table-row>
        <table:table-row table:style-name="ro3">
          <table:table-cell office:value-type="float" office:value="5.5">
            <text:p>5.5</text:p>
          </table:table-cell>
          <table:table-cell table:style-name="ce8" table:formula="of:=[.C11]+[.D11]" office:value-type="float" office:value="0.198">
            <text:p>1.98E-001</text:p>
          </table:table-cell>
          <table:table-cell office:value-type="float" office:value="0.092">
            <text:p>9.20E-002</text:p>
          </table:table-cell>
          <table:table-cell office:value-type="float" office:value="0.106">
            <text:p>1.06E-001</text:p>
          </table:table-cell>
          <table:table-cell table:number-columns-repeated="1020"/>
        </table:table-row>
        <table:table-row table:style-name="ro3">
          <table:table-cell office:value-type="float" office:value="6">
            <text:p>6</text:p>
          </table:table-cell>
          <table:table-cell table:style-name="ce8" table:formula="of:=[.C12]+[.D12]" office:value-type="float" office:value="0.115">
            <text:p>1.15E-001</text:p>
          </table:table-cell>
          <table:table-cell office:value-type="float" office:value="0.0545">
            <text:p>5.45E-002</text:p>
          </table:table-cell>
          <table:table-cell office:value-type="float" office:value="0.0605">
            <text:p>6.05E-002</text:p>
          </table:table-cell>
          <table:table-cell table:number-columns-repeated="1020"/>
        </table:table-row>
        <table:table-row table:style-name="ro3">
          <table:table-cell office:value-type="float" office:value="6.5">
            <text:p>6.5</text:p>
          </table:table-cell>
          <table:table-cell table:style-name="ce8" table:formula="of:=[.C13]+[.D13]" office:value-type="float" office:value="0.0605">
            <text:p>6.05E-002</text:p>
          </table:table-cell>
          <table:table-cell office:value-type="float" office:value="0.029">
            <text:p>2.90E-002</text:p>
          </table:table-cell>
          <table:table-cell office:value-type="float" office:value="0.0315">
            <text:p>3.15E-002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 table:style-name="ce8" table:formula="of:=[.C14]+[.D14]" office:value-type="float" office:value="0.0339">
            <text:p>3.39E-002</text:p>
          </table:table-cell>
          <table:table-cell office:value-type="float" office:value="0.0165">
            <text:p>1.65E-002</text:p>
          </table:table-cell>
          <table:table-cell office:value-type="float" office:value="0.0174">
            <text:p>1.74E-002</text:p>
          </table:table-cell>
          <table:table-cell table:number-columns-repeated="1020"/>
        </table:table-row>
        <table:table-row table:style-name="ro3">
          <table:table-cell office:value-type="float" office:value="7.5">
            <text:p>7.5</text:p>
          </table:table-cell>
          <table:table-cell table:style-name="ce8" table:formula="of:=[.C15]+[.D15]" office:value-type="float" office:value="0.01824">
            <text:p>1.82E-002</text:p>
          </table:table-cell>
          <table:table-cell office:value-type="float" office:value="0.00896">
            <text:p>8.96E-003</text:p>
          </table:table-cell>
          <table:table-cell office:value-type="float" office:value="0.00928">
            <text:p>9.28E-003</text:p>
          </table:table-cell>
          <table:table-cell table:number-columns-repeated="1020"/>
        </table:table-row>
        <table:table-row table:style-name="ro3">
          <table:table-cell office:value-type="float" office:value="8">
            <text:p>8</text:p>
          </table:table-cell>
          <table:table-cell table:style-name="ce8" table:formula="of:=[.C16]+[.D16]" office:value-type="float" office:value="0.0092">
            <text:p>9.20E-003</text:p>
          </table:table-cell>
          <table:table-cell office:value-type="float" office:value="0.00457">
            <text:p>4.57E-003</text:p>
          </table:table-cell>
          <table:table-cell office:value-type="float" office:value="0.00463">
            <text:p>4.63E-003</text:p>
          </table:table-cell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23:52:07.20</meta:creation-date>
    <dc:date>2012-10-01T11:56:59</dc:date>
    <meta:editing-duration>PT50M</meta:editing-duration>
    <meta:editing-cycles>14</meta:editing-cycles>
    <meta:generator>LibreOffice/3.5$Linux_X86_64 LibreOffice_project/350m1$Build-2</meta:generator>
    <dc:creator>kaikai </dc:creator>
    <meta:document-statistic meta:table-count="4" meta:cell-count="252" meta:object-count="0"/>
  </office:meta>
</office:document-meta>
</file>